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42cm" fo:margin-left="0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3.792cm"/>
    </style:style>
    <style:style style:name="Tabla8.C" style:family="table-column">
      <style:table-column-properties style:column-width="4.697cm"/>
    </style:style>
    <style:style style:name="Tabla8.D" style:family="table-column">
      <style:table-column-properties style:column-width="5.048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table-properties style:width="17.253cm" table:align="left"/>
    </style:style>
    <style:style style:name="Tabla6.A" style:family="table-column">
      <style:table-column-properties style:column-width="2.928cm"/>
    </style:style>
    <style:style style:name="Tabla6.B" style:family="table-column">
      <style:table-column-properties style:column-width="1.787cm"/>
    </style:style>
    <style:style style:name="Tabla6.C" style:family="table-column">
      <style:table-column-properties style:column-width="2.496cm"/>
    </style:style>
    <style:style style:name="Tabla6.D" style:family="table-column">
      <style:table-column-properties style:column-width="2.766cm"/>
    </style:style>
    <style:style style:name="Tabla6.E" style:family="table-column">
      <style:table-column-properties style:column-width="7.276cm"/>
    </style:style>
    <style:style style:name="Tabla6.A1" style:family="table-cell">
      <style:table-cell-properties style:vertical-align="middle" fo:padding="0.049cm" fo:border="none"/>
    </style:style>
    <style:style style:name="Tabla6.A2" style:family="table-cell" style:data-style-name="N10111">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officeooo:paragraph-rsid="0014dc30"/>
    </style:style>
    <style:style style:name="P14" style:family="paragraph" style:parent-style-name="List_20_Paragraph" style:list-style-name="">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officeooo:paragraph-rsid="0014dc30"/>
    </style:style>
    <style:style style:name="P19" style:family="paragraph" style:parent-style-name="Standard" style:list-style-name="">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officeooo:paragraph-rsid="0014dc30"/>
    </style:style>
    <style:style style:name="P21" style:family="paragraph" style:parent-style-name="Table_20_Contents">
      <style:paragraph-properties fo:margin-left="0cm" fo:margin-right="0cm" fo:text-indent="0cm" style:auto-text-indent="false"/>
      <style:text-properties style:font-name="Candara" officeooo:paragraph-rsid="0014dc30"/>
    </style:style>
    <style:style style:name="P22" style:family="paragraph" style:parent-style-name="List_20_Paragraph" style:list-style-name="">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officeooo:paragraph-rsid="0014dc30"/>
    </style:style>
    <style:style style:name="P24" style:family="paragraph" style:parent-style-name="Text_20_body" style:list-style-name="">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officeooo:paragraph-rsid="0014dc30"/>
    </style:style>
    <style:style style:name="P29" style:family="paragraph" style:parent-style-name="List_20_Paragraph" style:list-style-name="">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officeooo:paragraph-rsid="0014dc30"/>
    </style:style>
    <style:style style:name="P30" style:family="paragraph" style:parent-style-name="Standard" style:list-style-name="">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3" style:family="paragraph" style:parent-style-name="Text_20_body">
      <style:paragraph-properties fo:line-height="114%">
        <style:tab-stops>
          <style:tab-stop style:position="1.233cm"/>
        </style:tab-stops>
      </style:paragraph-properties>
      <style:text-properties officeooo:paragraph-rsid="0014dc30"/>
    </style:style>
    <style:style style:name="P34" style:family="paragraph" style:parent-style-name="Text_20_body">
      <style:paragraph-properties fo:line-height="114%">
        <style:tab-stops>
          <style:tab-stop style:position="1.233cm"/>
        </style:tab-stops>
      </style:paragraph-properties>
      <style:text-properties fo:font-weight="normal" officeooo:paragraph-rsid="0014dc30" style:font-weight-asian="normal"/>
    </style:style>
    <style:style style:name="P35"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officeooo:paragraph-rsid="0014dc30"/>
    </style:style>
    <style:style style:name="P36" style:family="paragraph" style:parent-style-name="List_20_Paragraph" style:list-style-name="">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officeooo:paragraph-rsid="0014dc30"/>
    </style:style>
    <style:style style:name="P37"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officeooo:paragraph-rsid="0014dc30"/>
    </style:style>
    <style:style style:name="P38"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officeooo:paragraph-rsid="0014dc30"/>
    </style:style>
    <style:style style:name="P39"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officeooo:paragraph-rsid="0014dc30"/>
    </style:style>
    <style:style style:name="P40"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officeooo:paragraph-rsid="0014dc30"/>
    </style:style>
    <style:style style:name="P41"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officeooo:paragraph-rsid="0014dc30"/>
    </style:style>
    <style:style style:name="P42" style:family="paragraph" style:parent-style-name="List_20_Paragraph" style:list-style-name="">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officeooo:paragraph-rsid="0014dc30"/>
    </style:style>
    <style:style style:name="P43" style:family="paragraph" style:parent-style-name="Text_20_body" style:list-style-name="">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officeooo:paragraph-rsid="0014dc30"/>
    </style:style>
    <style:style style:name="P44"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officeooo:paragraph-rsid="0014dc30"/>
    </style:style>
    <style:style style:name="P45"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officeooo:paragraph-rsid="0014dc30"/>
    </style:style>
    <style:style style:name="P46"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officeooo:paragraph-rsid="0014dc30"/>
    </style:style>
    <style:style style:name="P47"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officeooo:paragraph-rsid="0014dc30"/>
    </style:style>
    <style:style style:name="P48"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fo:font-size="12pt" officeooo:rsid="0016fac7" officeooo:paragraph-rsid="0016fac7" style:font-size-asian="12pt"/>
    </style:style>
    <style:style style:name="P50"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1" officeooo:rsid="001b7fd9" officeooo:paragraph-rsid="0016fac7"/>
    </style:style>
    <style:style style:name="P51"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2"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3"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5"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6"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58"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9"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60"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61" style:family="paragraph" style:parent-style-name="Text_20_body">
      <style:paragraph-properties fo:line-height="114%" fo:text-align="justify" style:justify-single-word="false"/>
      <style:text-properties style:font-name="DejaVu Sans" officeooo:rsid="001b7fd9" officeooo:paragraph-rsid="0010500a"/>
    </style:style>
    <style:style style:name="P62"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63"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64"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fo:font-size="12pt" officeooo:paragraph-rsid="0010dd9f" style:font-size-asian="12pt" style:font-size-complex="12pt"/>
    </style:style>
    <style:style style:name="P65"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66" style:family="paragraph" style:parent-style-name="Text_20_body">
      <style:paragraph-properties fo:line-height="114%" fo:text-align="justify" style:justify-single-word="false"/>
      <style:text-properties style:font-name="Candara2"/>
    </style:style>
    <style:style style:name="P67" style:family="paragraph" style:parent-style-name="Heading_20_3">
      <style:paragraph-properties fo:margin-top="0cm" fo:margin-bottom="0.247cm" style:contextual-spacing="false" fo:line-height="114%" fo:text-align="justify" style:justify-single-word="false"/>
      <style:text-properties style:font-name="Candara2"/>
    </style:style>
    <style:style style:name="P68" style:family="paragraph" style:parent-style-name="Table_20_Contents">
      <style:text-properties style:font-name="Candara2" fo:font-weight="bold" style:font-weight-asian="bold" style:font-weight-complex="bold"/>
    </style:style>
    <style:style style:name="P69" style:family="paragraph" style:parent-style-name="Table_20_Contents">
      <style:text-properties style:font-name="Candara2" fo:font-weight="bold"/>
    </style:style>
    <style:style style:name="P70" style:family="paragraph" style:parent-style-name="Table_20_Contents">
      <style:text-properties style:font-name="Candara2"/>
    </style:style>
    <style:style style:name="P71" style:family="paragraph" style:parent-style-name="Text_20_body">
      <style:paragraph-properties fo:line-height="114%" fo:text-align="justify" style:justify-single-word="false"/>
      <style:text-properties style:font-name="Candara2" fo:font-weight="bold"/>
    </style:style>
    <style:style style:name="P72" style:family="paragraph" style:parent-style-name="Horizontal_20_Line">
      <style:paragraph-properties fo:margin-top="0cm" fo:margin-bottom="0.247cm" style:contextual-spacing="false" fo:line-height="114%" fo:text-align="justify" style:justify-single-word="false"/>
      <style:text-properties style:font-name="Candara2"/>
    </style:style>
    <style:style style:name="P73" style:family="paragraph" style:parent-style-name="Text_20_body">
      <style:paragraph-properties fo:margin-top="0cm" fo:margin-bottom="0cm" style:contextual-spacing="false" fo:line-height="114%" fo:text-align="justify" style:justify-single-word="false"/>
      <style:text-properties style:font-name="Candara2"/>
    </style:style>
    <style:style style:name="P74"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75"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76"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77"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paragraph-rsid="0010dd9f"/>
    </style:style>
    <style:style style:name="P78" style:family="paragraph" style:parent-style-name="Table_20_Contents">
      <style:paragraph-properties fo:margin-left="0cm" fo:margin-right="0cm" fo:margin-top="0cm" fo:margin-bottom="0cm" style:contextual-spacing="false" fo:line-height="114%" fo:text-align="justify" style:justify-single-word="false" fo:text-indent="0cm" style:auto-text-indent="false"/>
      <style:text-properties officeooo:paragraph-rsid="0010dd9f"/>
    </style:style>
    <style:style style:name="P79"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paragraph-rsid="0010dd9f"/>
    </style:style>
    <style:style style:name="P80"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10dd9f"/>
    </style:style>
    <style:style style:name="P81"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10dd9f"/>
    </style:style>
    <style:style style:name="P82"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83" style:family="paragraph">
      <loext:graphic-properties draw:fill="none"/>
      <style:paragraph-properties fo:text-align="start"/>
      <style:text-properties fo:color="#000000" loext:opacity="100%" fo:font-size="18pt"/>
    </style:style>
    <style:style style:name="P84"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85"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86"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87"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fo:font-family="'Google Sans Text', sans-serif" style:font-family-generic="roman" style:font-pitch="variable"/>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family="'Google Sans Text', sans-serif" style:font-family-generic="roman" style:font-pitch="variable" fo:font-weight="normal" style:font-weight-asian="normal" style:font-weight-complex="normal"/>
    </style:style>
    <style:style style:name="T58" style:family="text">
      <style:text-properties style:font-name="Candara1"/>
    </style:style>
    <style:style style:name="T59" style:family="text">
      <style:text-properties style:font-name="Candara1" fo:font-weight="normal" style:font-weight-asian="normal" style:font-weight-complex="normal"/>
    </style:style>
    <style:style style:name="T60" style:family="text">
      <style:text-properties fo:font-weight="bold"/>
    </style:style>
    <style:style style:name="T61" style:family="text">
      <style:text-properties fo:font-style="italic"/>
    </style:style>
    <style:style style:name="T62" style:family="text">
      <style:text-properties style:font-name="Candara2"/>
    </style:style>
    <style:style style:name="T63" style:family="text">
      <style:text-properties fo:font-size="11pt" style:font-size-asian="11pt"/>
    </style:style>
    <style:style style:name="T64" style:family="text">
      <style:text-properties fo:color="#b1b1b1" loext:opacity="100%" fo:font-size="11pt" fo:letter-spacing="-0.004cm" style:font-size-asian="11pt"/>
    </style:style>
    <style:style style:name="T65" style:family="text">
      <style:text-properties fo:color="#b1b1b1" loext:opacity="100%" fo:font-size="11pt" fo:letter-spacing="-0.012cm" style:font-size-asian="11pt"/>
    </style:style>
    <style:style style:name="T66" style:family="text">
      <style:text-properties fo:color="#b1b1b1" loext:opacity="100%" fo:font-size="11pt" fo:letter-spacing="-0.011cm" style:font-size-asian="11pt"/>
    </style:style>
    <style:style style:name="T67" style:family="text">
      <style:text-properties fo:font-size="8pt" style:font-size-asian="8pt"/>
    </style:style>
    <style:style style:name="T68" style:family="text">
      <style:text-properties fo:color="#b1b1b1" loext:opacity="100%" fo:font-size="8pt" style:font-size-asian="8pt"/>
    </style:style>
    <style:style style:name="T69" style:family="text">
      <style:text-properties fo:color="#b1b1b1" loext:opacity="100%" fo:font-size="8pt" fo:letter-spacing="-0.009cm" style:font-size-asian="8pt"/>
    </style:style>
    <style:style style:name="T70" style:family="text">
      <style:text-properties fo:color="#b1b1b1" loext:opacity="100%" fo:font-size="8pt" fo:letter-spacing="-0.004cm" style:font-size-asian="8pt"/>
    </style:style>
    <style:style style:name="T71" style:family="text">
      <style:text-properties fo:color="#b1b1b1" loext:opacity="100%" fo:font-size="8pt" fo:letter-spacing="-0.007cm" style:font-size-asian="8pt"/>
    </style:style>
    <style:style style:name="T72" style:family="text">
      <style:text-properties fo:color="#b1b1b1" loext:opacity="100%" fo:font-size="8pt" fo:letter-spacing="-0.005cm" style:font-size-asian="8pt"/>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_bookmark1"/><text:bookmark text:name="ANEXO_I._Guión_proyecto_2DAW"/><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1._Análisis_del_contexto."/><text:bookmark text:name="_bookmark2"/>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25242750092571"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25242750092571"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text:span><text:soft-page-break/><text:span text:style-name="T20">Server</text:span></text:p>
          </table:table-cell>
          <table:table-cell table:style-name="Tabla1.A1" office:value-type="string">
            <text:p text:style-name="P20" loext:marker-style-name="T19"><text:span text:style-name="T20">Licencia desde ≈ 209 </text:span><text:soft-page-break/><text:span text:style-name="T20">USD/año</text:span></text:p>
          </table:table-cell>
          <table:table-cell table:style-name="Tabla1.A1" office:value-type="string">
            <text:p text:style-name="P20" loext:marker-style-name="T19"><text:span text:style-name="T20">Muy caro para un proyecto </text:span><text:soft-page-break/><text:span text:style-name="T20">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25244280560210"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pan text:style-name="T26">La ausencia actual de una herramienta unificada que combine las utilidades citadas anteriormente.</text:span></text:p>
        </text:list-item>
      </text:list>
      <text:list text:continue-list="list125244280560210"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ext:soft-page-break/>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2"><text:span text:style-name="Strong_20_Emphasis"><text:span text:style-name="T36">Categoría</text:span></text:span></text:p>
          </table:table-cell>
          <table:table-cell table:style-name="Tabla3.B1" office:value-type="string">
            <text:p text:style-name="P32"><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25244455820682" text:continue-numbering="true" text:style-name="WWNum5">
        <text:list-item>
          <text:list>
            <text:list-item>
              <text:list>
                <text:list-item>
                  <text:p text:style-name="P35" loext:marker-style-name="T8"><text:soft-page-break/><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6"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7"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8"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8"><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25243241260529" text:continue-list="list125244455820682" text:style-name="WWNum5">
        <text:list-item>
          <text:list>
            <text:list-item>
              <text:p text:style-name="P39"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0" loext:marker-style-name="T11"><text:span text:style-name="T45">Comisiones</text:span><text:span text:style-name="T11">: Autonomía total del chef frente a las altas comisiones de su principal competidor.</text:span></text:p>
        </text:list-item>
        <text:list-item>
          <text:p text:style-name="P40" loext:marker-style-name="T11"><text:span text:style-name="T45">Control del perfil</text:span><text:span text:style-name="T11">: Total control sobre la gestión del perfil y de sus clientes.</text:span></text:p>
        </text:list-item>
        <text:list-item>
          <text:p text:style-name="P40" loext:marker-style-name="T46"><text:span text:style-name="T47">Coste</text:span><text:span text:style-name="T46">: Bajo coste de creación y de mantenimiento, pudiendo amortizar la inversión en unos dos servicios.</text:span></text:p>
        </text:list-item>
        <text:list-item>
          <text:p text:style-name="P40" loext:marker-style-name="T46"><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25243365373534" text:continue-list="list125243241260529" text:style-name="WWNum5">
        <text:list-item>
          <text:list>
            <text:list-item>
              <text:p text:style-name="P41"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2" loext:marker-style-name="T8"><text:span text:style-name="T11">La empresa se encuentra en el sector terciario, y más específicamente en el sector de la gastronomía y servicios de experiencias exclusivas.</text:span></text:p>
      <text:p text:style-name="P42" loext:marker-style-name="T8"><text:span text:style-name="T11">División por sectores: </text:span></text:p>
      <text:p text:style-name="P43" loext:marker-style-name="T8"><text:span text:style-name="T48">Sector Principal:</text:span><text:span text:style-name="T49"> Sector Terciario (Servicios)</text:span></text:p>
      <text:list text:style-name="WWNum12">
        <text:list-item>
          <text:p text:style-name="P44"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5" loext:marker-style-name="T51"><text:span text:style-name="T52">Subsector: </text:span><text:span text:style-name="T50">Gastronomía / Restauración</text:span></text:p>
      <text:list text:style-name="WWNum13">
        <text:list-item>
          <text:p text:style-name="P46" loext:marker-style-name="T50"><text:soft-page-break/><text:span text:style-name="T50">Se enfoca directamente en el sector de la gastronomía , aunque con una orientación específica hacia la figura de chef privado.</text:span></text:p>
        </text:list-item>
      </text:list>
      <text:p text:style-name="P45" loext:marker-style-name="T52"><text:span text:style-name="T52">Segmento Específico: </text:span><text:span text:style-name="T50">Servicios de Hostelería y Experiencias Exclusivas</text:span></text:p>
      <text:list text:style-name="WWNum14">
        <text:list-item>
          <text:p text:style-name="P47" loext:marker-style-name="T7"><text:span text:style-name="T50">El servicio responde a la búsqueda de un servicio más íntimo, personal y exclusivo.</text:span></text:p>
        </text:list-item>
      </text:list>
      <text:list text:continue-list="list125243365373534" text:style-name="WWNum5">
        <text:list-item>
          <text:list>
            <text:list-item>
              <text:p text:style-name="P48"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49" loext:marker-style-name="T8">+</text:p>
            </text:list-item>
          </text:list>
          <text:p text:style-name="P50">9. - Identifica las subvenciones o ayudas que has solicitado para la puesta en marcha de tu empresa.</text:p>
        </text:list-item>
      </text:list>
      <text:p text:style-name="P51"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2"><text:span text:style-name="Strong_20_Emphasis"><text:span text:style-name="T55">Concepto</text:span></text:span></text:p>
            </table:table-cell>
            <table:table-cell table:style-name="Tabla8.A1" office:value-type="string">
              <text:p text:style-name="P52"><text:span text:style-name="Strong_20_Emphasis"><text:span text:style-name="T55">Obligación / Impuesto</text:span></text:span></text:p>
            </table:table-cell>
            <table:table-cell table:style-name="Tabla8.A1" office:value-type="string">
              <text:p text:style-name="P52"><text:span text:style-name="Strong_20_Emphasis"><text:span text:style-name="T55">Detalles Clave (Primer Año)</text:span></text:span></text:p>
            </table:table-cell>
            <table:table-cell table:style-name="Tabla8.A1" office:value-type="string">
              <text:p text:style-name="P52"><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2" loext:marker-style-name="T56"><text:span text:style-name="T56">Alta Administrativa</text:span></text:p>
          </table:table-cell>
          <table:table-cell table:style-name="Tabla8.A1" office:value-type="string">
            <text:p text:style-name="P52" loext:marker-style-name="T57"><text:span text:style-name="T57">Hacienda (Modelos 036/037) y Seguridad Social (TA0521).</text:span></text:p>
          </table:table-cell>
          <table:table-cell table:style-name="Tabla8.A1" office:value-type="string">
            <text:p text:style-name="P52" loext:marker-style-name="T57"><text:span text:style-name="T57">Alta obligatoria para la actividad, incluso si es esporádica.</text:span></text:p>
          </table:table-cell>
          <table:table-cell table:style-name="Tabla8.A1" office:value-type="string">
            <text:p text:style-name="P52" loext:marker-style-name="T57"><text:span text:style-name="T57">Obligatorio estar de alta para optar a las ayudas.</text:span></text:p>
          </table:table-cell>
        </table:table-row>
        <table:table-row table:style-name="Tabla8.1">
          <table:table-cell table:style-name="Tabla8.A1" office:value-type="string">
            <text:p text:style-name="P52" loext:marker-style-name="T56"><text:span text:style-name="T56">Seguridad Social</text:span></text:p>
          </table:table-cell>
          <table:table-cell table:style-name="Tabla8.A1" office:value-type="string">
            <text:p text:style-name="P52" loext:marker-style-name="T57"><text:span text:style-name="T57">Cuota de Autónomos (RETA)</text:span></text:p>
          </table:table-cell>
          <table:table-cell table:style-name="Tabla8.A1" office:value-type="string">
            <text:p text:style-name="P52" loext:marker-style-name="T57"><text:span text:style-name="T57">Se aplica la Tarifa Plana estatal.</text:span></text:p>
          </table:table-cell>
          <table:table-cell table:style-name="Tabla8.A1" office:value-type="string">
            <text:p text:style-name="P52" loext:marker-style-name="T57"><text:span text:style-name="T57">Bonificación para Jóvenes en Andalucía: Si eres joven (menor de 30 años), se puede complementar la ayuda estatal para pagar solo 30 €/mes durante el primer año y mantener esa cuota el segundo año.</text:span></text:p>
          </table:table-cell>
        </table:table-row>
        <table:table-row table:style-name="Tabla8.1">
          <table:table-cell table:style-name="Tabla8.A1" office:value-type="string">
            <text:p text:style-name="P52" loext:marker-style-name="T56"><text:span text:style-name="T56">Impuesto Directo</text:span></text:p>
          </table:table-cell>
          <table:table-cell table:style-name="Tabla8.A1" office:value-type="string">
            <text:p text:style-name="P52" loext:marker-style-name="T57"><text:span text:style-name="T57">IRPF (Impuesto sobre la Renta de las Personas Físicas)</text:span></text:p>
          </table:table-cell>
          <table:table-cell table:style-name="Tabla8.A1" office:value-type="string">
            <text:p text:style-name="P52" loext:marker-style-name="T57"><text:span text:style-name="T57">Retención en factura: 7% durante los primeros 3 años de actividad (en lugar del 15% general).</text:span></text:p>
          </table:table-cell>
          <table:table-cell table:style-name="Tabla8.A1" office:value-type="string">
            <text:p text:style-name="P52" loext:marker-style-name="T57"><text:span text:style-name="T57">Declaración Trimestral: Modelo 130 (pago fraccionado del 20% sobre el beneficio neto).</text:span></text:p>
          </table:table-cell>
        </table:table-row>
        <table:table-row table:style-name="Tabla8.1">
          <table:table-cell table:style-name="Tabla8.A1" office:value-type="string">
            <text:p text:style-name="P52" loext:marker-style-name="T56"><text:span text:style-name="T56">Impuesto Indirecto</text:span></text:p>
          </table:table-cell>
          <table:table-cell table:style-name="Tabla8.A1" office:value-type="string">
            <text:p text:style-name="P52" loext:marker-style-name="T57"><text:span text:style-name="T57">IVA (Impuesto sobre el Valor Añadido)</text:span></text:p>
          </table:table-cell>
          <table:table-cell table:style-name="Tabla8.A1" office:value-type="string">
            <text:p text:style-name="P52" loext:marker-style-name="T57"><text:span text:style-name="T57">El servicio de chef (gastronomía) suele estar sujeto al 21%.</text:span></text:p>
          </table:table-cell>
          <table:table-cell table:style-name="Tabla8.A1" office:value-type="string">
            <text:p text:style-name="P52" loext:marker-style-name="T57"><text:span text:style-name="T57">Declaración Trimestral: Modelo 303 (IVA repercutido - IVA soportado).</text:span></text:p>
          </table:table-cell>
        </table:table-row>
        <text:soft-page-break/>
        <table:table-row table:style-name="Tabla8.1">
          <table:table-cell table:style-name="Tabla8.A1" office:value-type="string">
            <text:p text:style-name="P52" loext:marker-style-name="T56"><text:span text:style-name="T56">Resumen Anual</text:span></text:p>
          </table:table-cell>
          <table:table-cell table:style-name="Tabla8.A1" office:value-type="string">
            <text:p text:style-name="P52" loext:marker-style-name="T57"><text:span text:style-name="T57">Modelos Anuales</text:span></text:p>
          </table:table-cell>
          <table:table-cell table:style-name="Tabla8.A1" office:value-type="string">
            <text:p text:style-name="P52" loext:marker-style-name="T57"><text:span text:style-name="T57">Modelo 390 (Resumen anual de IVA) y Modelo 100 (Declaración de la Renta).</text:span></text:p>
          </table:table-cell>
          <table:table-cell table:style-name="Tabla8.A1" office:value-type="string">
            <text:p text:style-name="P52" loext:marker-style-name="T57"><text:span text:style-name="T57">N/A</text:span></text:p>
          </table:table-cell>
        </table:table-row>
        <table:table-row table:style-name="Tabla8.1">
          <table:table-cell table:style-name="Tabla8.A1" office:value-type="string">
            <text:p text:style-name="P52" loext:marker-style-name="T56"><text:span text:style-name="T56">Ayudas Regionales (Junta de Andalucía)</text:span></text:p>
          </table:table-cell>
          <table:table-cell table:style-name="Tabla8.A1" office:value-type="string">
            <text:p text:style-name="P52" loext:marker-style-name="T57"><text:span text:style-name="T57">Subvenciones al Emprendimiento</text:span></text:p>
          </table:table-cell>
          <table:table-cell table:style-name="Tabla8.A1" office:value-type="string">
            <text:p text:style-name="P52" loext:marker-style-name="T57"><text:span text:style-name="T57">Existen convocatorias como "Innovactiva 6.000" (y otras similares) destinadas a jóvenes andaluces/residentes de 18 a 35 años.</text:span></text:p>
          </table:table-cell>
          <table:table-cell table:style-name="Tabla8.A1" office:value-type="string">
            <text:p text:style-name="P52" loext:marker-style-name="T57"><text:span text:style-name="T57">Importes: Subvenciones que pueden oscilar entre 3.800 € y 5.500 € para facilitar los primeros pasos. Se priorizan proyectos que usen nuevas tecnologías (lo que aplica a tu proyecto).</text:span></text:p>
          </table:table-cell>
        </table:table-row>
      </table:table>
      <text:p text:style-name="P51" loext:marker-style-name="T8"/>
      <text:section text:style-name="Sect2" text:name="mod_book-chapter">
        <text:p text:style-name="P53"/>
        <text:p text:style-name="P53">10. - Elabora el guion de trabajo que se va a seguir para la elaboración del proyecto.</text:p>
      </text:section>
      <text:h text:style-name="P54" text:outline-level="3"><text:bookmark-start text:name="__RefHeading___Toc7887_67386047"/>2. Diseño del proyecto.<text:bookmark-end text:name="__RefHeading___Toc7887_67386047"/></text:h>
      <text:p text:style-name="P55"><text:span text:style-name="Strong_20_Emphasis"><text:span text:style-name="T58">1. - Objetivos que se pretenden conseguir con el producto identificando su alcance. Definición y alcance: el documento ERS (Especificación de Requisitos Software) debe contener los siguientes elementos:</text:span></text:span></text:p>
      <text:p text:style-name="P56">1. Descripción de la aplicación, servicio/s o producto/s.</text:p>
      <text:p text:style-name="P56">2. Establecer los objetivos prioritarios y su alcance.</text:p>
      <text:p text:style-name="P56">3. Relación de los requisitos funcionales (funcionalidades de la propia aplicación de forma resumida ampliadas en los casos de uso) y no funcionales del sistema(compatibilidades a nivel de sistema , seguridad etc ...).</text:p>
      <text:p text:style-name="P55"><text:span text:style-name="Strong_20_Emphasis"><text:span text:style-name="T58">2. - Identificar las fases que componen el proyecto (desde el punto de vista de su ejecución, y que agruparán las actividades o tareas ampliadas en los apartados de planificación y seguimiento).</text:span></text:span></text:p>
      <text:p text:style-name="P55"><text:span text:style-name="Strong_20_Emphasis"><text:span text:style-name="T58">3. - Recursos materiales y personales.</text:span></text:span></text:p>
      <text:p text:style-name="P56">1.Despliegue de la aplicación en un servidor:</text:p>
      <text:p text:style-name="P57">a. Requisitos, tanto mínimos como recomendados, del servidor en el que se vaya a desplegar la aplicación, incluyendo aspectos software y hardware. </text:p>
      <text:p text:style-name="P57">b. Comparativa de, al menos, 3 alojamientos en servidores compartidos o dedicados (gratuitos y/o de pago), indicando precios y características (con datos reales y <text:soft-page-break/>actualizados). Recomendación razonada de uno de esos alojamientos en el que se alojaría la aplicación.</text:p>
      <text:p text:style-name="P56">2. Recursos personales.</text:p>
      <text:p text:style-name="P55"><text:span text:style-name="Strong_20_Emphasis"><text:span text:style-name="T58">4. - Presupuesto (desglosado).</text:span></text:span></text:p>
      <text:p text:style-name="P55"><text:span text:style-name="Strong_20_Emphasis"><text:span text:style-name="T58">5. - Estudio de viabilidad técnica y económica.</text:span></text:span></text:p>
      <text:p text:style-name="P55"><text:span text:style-name="Strong_20_Emphasis"><text:span text:style-name="T58">6. - Financiación.</text:span></text:span></text:p>
      <text:p text:style-name="P55"><text:span text:style-name="Strong_20_Emphasis"><text:span text:style-name="T58">7. - Documentación de diseño del producto.</text:span></text:span></text:p>
      <text:p text:style-name="P56">1. Casos de uso:</text:p>
      <text:p text:style-name="P57">a. Obtención de cada uno de los casos de uso y sus diagramas.</text:p>
      <text:p text:style-name="P57">b. Diagramas de clases, de interacción, de actividades, de secuencia o de flujo si son necesarios.</text:p>
      <text:p text:style-name="P56">2. Base de datos</text:p>
      <text:p text:style-name="P57">a. Análisis de requisitos para la base de datos.</text:p>
      <text:p text:style-name="P57">b. Diseño conceptual: Diagrama Entidad/Relación.</text:p>
      <text:p text:style-name="P57">c. Diseño lógico: Modelo relacional.</text:p>
      <text:p text:style-name="P57">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text:p>
      <text:p text:style-name="P56">3. Interfaz Web y lenguajes utilizados:</text:p>
      <text:p text:style-name="P57">a. Descripción de la composición gráfica propuesta.</text:p>
      <text:p text:style-name="P57">b. Mapa de navegación.</text:p>
      <text:p text:style-name="P57">c. Guía de estilo.</text:p>
      <text:p text:style-name="P57">d. Descripción de la funcionalidad de la aplicación para móviles/tablets</text:p>
      <text:p text:style-name="P57">e. Prototipado de la aplicación web de escritorio y para móvil/tablet utilizando la herramienta Balsamiq u otra herramienta.</text:p>
      <text:p text:style-name="P57">f. Descripción de herramientas y técnicas para la optimización de imágenes para tu web.</text:p>
      <text:p text:style-name="P57">g. Pautas para asegurar que tu sitio web sea accesible y usable.</text:p>
      <text:p text:style-name="P56">4. Lenguaje de entorno cliente.</text:p>
      <text:p text:style-name="P57">a. Lenguaje de entorno cliente que se va a utilizar.</text:p>
      <text:p text:style-name="P57">b. Librerías y frameworks necesarios para la implementación</text:p>
      <text:p text:style-name="P56">5. Lenguaje del lado del servidor.</text:p>
      <text:p text:style-name="P57">a. Lenguaje de programación en entorno servidor que se va a utilizar, indicando la versión y los motivos de uso de dicho lenguaje</text:p>
      <text:p text:style-name="P57"><text:soft-page-break/>b. Metodología de programación que se va a usar y motivos de dicha elección.</text:p>
      <text:p text:style-name="P56">6. Diagrama estructura cliente-servidor.</text:p>
      <text:p text:style-name="P58"/>
      <text:h text:style-name="P59" text:outline-level="3"><text:bookmark-start text:name="__RefHeading___Toc7889_67386047"/>3. Planificación de la ejecución<text:bookmark-end text:name="__RefHeading___Toc7889_67386047"/></text:h>
      <text:p text:style-name="P60"><text:span text:style-name="Strong_20_Emphasis"><text:span text:style-name="T59">1. - Secuenciación de las actividades o tareas para la ejecución del proyecto, determinando/asignando recursos, tiempos y costes necesarios para cada una a partir de las fases establecidas.</text:span></text:span></text:p>
      <text:p text:style-name="P61"><text:span text:style-name="Strong_20_Emphasis"><text:span text:style-name="T59">Las tareas estarán relacionadas, entre otros , con :</text:span></text:span></text:p>
      <text:p text:style-name="P62">1. El diseño y desarrollo de la aplicación:</text:p>
      <text:p text:style-name="P63">a. Determinar los recursos humanos y logística necesaria para llevar a cabo el diseño y desarrollo.</text:p>
      <text:p text:style-name="P63">b. Identificar los permisos necesarios para cada actividad o tarea asignada.</text:p>
      <text:p text:style-name="P62">2. El despliegue de la aplicación en el servidor:</text:p>
      <text:p text:style-name="P63">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63">b. Medidas de seguridad previstas en el servidor, para asegurar la confidencialidad del tráfico, así como garantizar la seguridad de los datos almacenados.</text:p>
      <text:p text:style-name="P63">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4" text:outline-level="3"><text:bookmark text:name="mod_book-chapter"/><text:bookmark-start text:name="__RefHeading___Toc7891_67386047"/>4. Seguimiento y control de la ejecución del proyecto.<text:bookmark-end text:name="__RefHeading___Toc7891_67386047"/></text:h>
      <text:p text:style-name="P53">1. - Definir procedimientos para la evaluación junto a sus indicadores de calidad de las tareas o actividades planificadas para la implementación / ejecución del proyecto.</text:p>
      <text:p text:style-name="P53">2. - Definir el procedimiento para gestionar los posibles cambios en los recursos y en las actividades, incluyendo el sistema de registro de los mismos.</text:p>
      <text:p text:style-name="P53">3. - Establecer sistema para garantizar si se han cumplido los requerimientos de la aplicación (con y sin participación del cliente) y pliego de condiciones en su caso.</text:p>
      <text:p text:style-name="P53">4. - Elaborar la documentación necesaria para la evaluación de las actividades y del proyecto.</text:p>
      <text:h text:style-name="P64" text:outline-level="2"><text:bookmark-start text:name="__RefHeading___Toc2920_492140000"/>Plantilla para la Memoria Técnica (Apartado 2.4 y 2.5)<text:bookmark-end text:name="__RefHeading___Toc2920_492140000"/></text:h>
      <text:h text:style-name="P65" text:outline-level="2">2.4. Presupuesto (Desglosado)</text:h>
      <text:p text:style-name="P66">El presupuesto inicial se desglosa en Costes Fijos Recurrentes (infraestructura esencial) y Costes Variables (dependientes del uso o transacción), con el fin de establecer el coste operativo anual del proyecto.</text:p>
      <text:h text:style-name="P67" text:outline-level="3">2.4.1. Análisis y Comparativa de Alojamiento (Hosting)</text:h>
      <text:p text:style-name="P66">Para garantizar la viabilidad técnica y económica del proyecto, se ha realizado una comparativa de opciones de alojamiento web adecuadas al nivel de tráfico y complejidad técnica. La propuesta inicial se centra en un modelo de <text:span text:style-name="T60">costes iniciales bajos</text:span> utilizando <text:span text:style-name="T60">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68">Opción de Alojamiento</text:p>
            </table:table-cell>
            <table:table-cell table:style-name="Tabla4.A1" office:value-type="string">
              <text:p text:style-name="P68">Coste Anual Estimado (€)</text:p>
            </table:table-cell>
            <table:table-cell table:style-name="Tabla4.A1" office:value-type="string">
              <text:p text:style-name="P68">Especificaciones Clave</text:p>
            </table:table-cell>
            <table:table-cell table:style-name="Tabla4.A1" office:value-type="string">
              <text:p text:style-name="P68">Justificación para el Proyecto</text:p>
            </table:table-cell>
          </table:table-row>
        </table:table-header-rows>
        <table:table-row>
          <table:table-cell table:style-name="Tabla4.A1" office:value-type="string">
            <text:p text:style-name="P69">A. Hosting Compartido Básico</text:p>
          </table:table-cell>
          <table:table-cell table:style-name="Tabla4.A1" office:value-type="string">
            <text:p text:style-name="P69">36 - 96 €</text:p>
          </table:table-cell>
          <table:table-cell table:style-name="Tabla4.A1" office:value-type="string">
            <text:p text:style-name="P70">Servidores como Hostinger o OVHcloud. Incluye soporte PHP/MySQL y SSL gratuito.</text:p>
          </table:table-cell>
          <table:table-cell table:style-name="Tabla4.A1" office:value-type="string">
            <text:p text:style-name="P70"><text:span text:style-name="T60">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69">B. VPS (Servidor Privado Virtual)</text:p>
          </table:table-cell>
          <table:table-cell table:style-name="Tabla4.A1" office:value-type="string">
            <text:p text:style-name="P69">50 - 60 €</text:p>
          </table:table-cell>
          <table:table-cell table:style-name="Tabla4.A1" office:value-type="string">
            <text:p text:style-name="P70">Ejemplo: AWS Lightsail gestionado. Fácil de escalar dentro de AWS.</text:p>
          </table:table-cell>
          <table:table-cell table:style-name="Tabla4.A1" office:value-type="string">
            <text:p text:style-name="P70">Necesario si el proyecto <text:span text:style-name="T60">empieza a tornarse a una mayor escala</text:span>, para conseguir mayor escalabilidad. Requerido si se optan por alternativas como Node.js o Django.</text:p>
          </table:table-cell>
        </table:table-row>
        <table:table-row>
          <table:table-cell table:style-name="Tabla4.A1" office:value-type="string">
            <text:p text:style-name="P69">C. Hosting Gestionado Premium</text:p>
          </table:table-cell>
          <table:table-cell table:style-name="Tabla4.A1" office:value-type="string">
            <text:p text:style-name="P69">209 € o más</text:p>
          </table:table-cell>
          <table:table-cell table:style-name="Tabla4.A1" office:value-type="string">
            <text:p text:style-name="P70">Ejemplo: SQL Server con licencia.</text:p>
          </table:table-cell>
          <table:table-cell table:style-name="Tabla4.A1" office:value-type="string">
            <text:p text:style-name="P70"><text:span text:style-name="T60">Se descarta.</text:span> Muy caro para un proyecto pequeño y <text:span text:style-name="T60">no viable</text:span> para un chef independiente.</text:p>
          </table:table-cell>
        </table:table-row>
      </table:table>
      <text:p text:style-name="P66">Exportar a Hojas de cálculo</text:p>
      <text:p text:style-name="P71">Elección Justificada:</text:p>
      <text:p text:style-name="P66">De las opciones anteriores, la más adecuada para la versión inicial (MVP) del proyecto "De mi casa a la tuya" es el <text:span text:style-name="T60">Hosting Compartido Básico (Opción A)</text:span>, con un coste anual recurrente de <text:span text:style-name="T60">36 - 70 €</text:span> (según el plan de Hostinger). Esta elección se justifica por el <text:span text:style-name="T60">bajo coste de lanzamiento</text:span> (inferior a 100 € total el primer año) y porque soporta la <text:span text:style-name="T60">infraestructura básica</text:span> (web, base de datos y navegador) y las tecnologías iniciales (PHP, MySQL). Si el proyecto crece, se migraría a un VPS (Opción B).</text:p>
      <text:p text:style-name="P72"/>
      <text:h text:style-name="P67" text:outline-level="3">2.4.2. Coste Operacional Anual Fijo</text:h>
      <text:p text:style-name="P66">Se toman como referencia los costes estimados para el escenario más simple (<text:span text:style-name="T61">Chef en solitario</text:span>), desarrollado por el propio alumno.</text:p>
      <table:table table:name="Tabla5" table:style-name="Tabla5">
        <table:table-column table:style-name="Tabla5.A"/>
        <table:table-column table:style-name="Tabla5.B"/>
        <table:table-column table:style-name="Tabla5.C"/>
        <table:table-column table:style-name="Tabla5.D"/>
        <table:table-column table:style-name="Tabla5.E"/>
        <table:table-header-rows>
          <text:soft-page-break/>
          <table:table-row>
            <table:table-cell table:style-name="Tabla5.A1" office:value-type="string">
              <text:p text:style-name="P68">Concepto</text:p>
            </table:table-cell>
            <table:table-cell table:style-name="Tabla5.A1" office:value-type="string">
              <text:p text:style-name="P68">Tipo de Coste</text:p>
            </table:table-cell>
            <table:table-cell table:style-name="Tabla5.A1" office:value-type="string">
              <text:p text:style-name="P68">Frecuencia</text:p>
            </table:table-cell>
            <table:table-cell table:style-name="Tabla5.A1" office:value-type="string">
              <text:p text:style-name="P68">Coste Anual Estimado (€)</text:p>
            </table:table-cell>
            <table:table-cell table:style-name="Tabla5.A1" office:value-type="string">
              <text:p text:style-name="P68">Notas de Justificación</text:p>
            </table:table-cell>
          </table:table-row>
        </table:table-header-rows>
        <table:table-row>
          <table:table-cell table:style-name="Tabla5.A1" office:value-type="string">
            <text:p text:style-name="P68">Dominio (.com, .es, etc.)</text:p>
          </table:table-cell>
          <table:table-cell table:style-name="Tabla5.A1" office:value-type="string">
            <text:p text:style-name="P70">Fijo</text:p>
          </table:table-cell>
          <table:table-cell table:style-name="Tabla5.A1" office:value-type="string">
            <text:p text:style-name="P70">Anual</text:p>
          </table:table-cell>
          <table:table-cell table:style-name="Tabla5.A1" office:value-type="string">
            <text:p text:style-name="P69">10 - 15 €</text:p>
          </table:table-cell>
          <table:table-cell table:style-name="Tabla5.A1" office:value-type="string">
            <text:p text:style-name="P70">Coste fijo básico de registro anual.</text:p>
          </table:table-cell>
        </table:table-row>
        <table:table-row>
          <table:table-cell table:style-name="Tabla5.A1" office:value-type="string">
            <text:p text:style-name="P68">Alojamiento (Opción Elegida)</text:p>
          </table:table-cell>
          <table:table-cell table:style-name="Tabla5.A1" office:value-type="string">
            <text:p text:style-name="P70">Fijo</text:p>
          </table:table-cell>
          <table:table-cell table:style-name="Tabla5.A1" office:value-type="string">
            <text:p text:style-name="P70">Anual</text:p>
          </table:table-cell>
          <table:table-cell table:style-name="Tabla5.A1" office:value-type="string">
            <text:p text:style-name="P69">36 - 70 €</text:p>
          </table:table-cell>
          <table:table-cell table:style-name="Tabla5.A1" office:value-type="string">
            <text:p text:style-name="P70">Plan compartido (MVP) o VPS básico. Se elige el rango de Hosting Compartido (Hostinger/SiteGround).</text:p>
          </table:table-cell>
        </table:table-row>
        <table:table-row>
          <table:table-cell table:style-name="Tabla5.A1" office:value-type="string">
            <text:p text:style-name="P68">Licencia de Software Esencial</text:p>
          </table:table-cell>
          <table:table-cell table:style-name="Tabla5.A1" office:value-type="string">
            <text:p text:style-name="P70">Fijo</text:p>
          </table:table-cell>
          <table:table-cell table:style-name="Tabla5.A1" office:value-type="string">
            <text:p text:style-name="P70">Anual</text:p>
          </table:table-cell>
          <table:table-cell table:style-name="Tabla5.A1" office:value-type="string">
            <text:p text:style-name="P69">0 €</text:p>
          </table:table-cell>
          <table:table-cell table:style-name="Tabla5.A1" office:value-type="string">
            <text:p text:style-name="P70">Uso de HTML5, CSS3, JavaScript, PHP, MySQL, Bootstrap (herramientas <text:span text:style-name="T61">open source</text:span>).</text:p>
          </table:table-cell>
        </table:table-row>
        <table:table-row>
          <table:table-cell table:style-name="Tabla5.A1" office:value-type="string">
            <text:p text:style-name="P68">Certificado SSL/TLS</text:p>
          </table:table-cell>
          <table:table-cell table:style-name="Tabla5.A1" office:value-type="string">
            <text:p text:style-name="P70">Fijo</text:p>
          </table:table-cell>
          <table:table-cell table:style-name="Tabla5.A1" office:value-type="string">
            <text:p text:style-name="P70">Anual</text:p>
          </table:table-cell>
          <table:table-cell table:style-name="Tabla5.A1" office:value-type="string">
            <text:p text:style-name="P69">0 - 10 €</text:p>
          </table:table-cell>
          <table:table-cell table:style-name="Tabla5.A1" office:value-type="string">
            <text:p text:style-name="P70">Let's Encrypt gratuito. Es necesario para seguridad y SEO.</text:p>
          </table:table-cell>
        </table:table-row>
        <table:table-row>
          <table:table-cell table:style-name="Tabla5.A1" office:value-type="string">
            <text:p text:style-name="P68">Total Costes Fijos Operacionales</text:p>
          </table:table-cell>
          <table:table-cell table:style-name="Tabla5.A1" office:value-type="string">
            <text:p text:style-name="P70">---</text:p>
          </table:table-cell>
          <table:table-cell table:style-name="Tabla5.A1" office:value-type="string">
            <text:p text:style-name="P70">---</text:p>
          </table:table-cell>
          <table:table-cell table:style-name="Tabla5.A1" office:value-type="string">
            <text:p text:style-name="P69">46 - 95 €</text:p>
          </table:table-cell>
          <table:table-cell table:style-name="Tabla5.A1" office:value-type="string">
            <text:p text:style-name="P70"><text:span text:style-name="T60">Total estimado anual sin desarrollo profesional</text:span>.</text:p>
          </table:table-cell>
        </table:table-row>
        <table:table-row>
          <table:table-cell table:style-name="Tabla5.A1" office:value-type="string">
            <text:p text:style-name="P68">Mantenimiento y Copias (Opcional)</text:p>
          </table:table-cell>
          <table:table-cell table:style-name="Tabla5.A1" office:value-type="string">
            <text:p text:style-name="P70">Fijo</text:p>
          </table:table-cell>
          <table:table-cell table:style-name="Tabla5.A1" office:value-type="string">
            <text:p text:style-name="P70">Anual</text:p>
          </table:table-cell>
          <table:table-cell table:style-name="Tabla5.A1" office:value-type="string">
            <text:p text:style-name="P69">150 - 300 €</text:p>
          </table:table-cell>
          <table:table-cell table:style-name="Tabla5.A1" office:value-type="string">
            <text:p text:style-name="P70">Si se externaliza el soporte técnico y actualizaciones.</text:p>
          </table:table-cell>
        </table:table-row>
      </table:table>
      <text:p text:style-name="P73">Exportar a Hojas de cálculo</text:p>
      <text:p text:style-name="P72"/>
      <text:h text:style-name="P67" text:outline-level="3">2.4.3. Coste Operacional Variable (Según Uso)</text:h>
      <text:p text:style-name="P66">La versión simple del proyecto no presenta grandes costes variables, ya que no se contempla inicialmente un <text:span text:style-name="T61">marketplace</text:span> con pasarela de pagos, sino un sistema de reservas.</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table-cell table:style-name="Tabla6.A1" office:value-type="string">
              <text:p text:style-name="P68">Concepto</text:p>
            </table:table-cell>
            <table:table-cell table:style-name="Tabla6.A1" office:value-type="string">
              <text:p text:style-name="P68">Tipo de Coste</text:p>
            </table:table-cell>
            <table:table-cell table:style-name="Tabla6.A1" office:value-type="string">
              <text:p text:style-name="P68">Unidad de Coste</text:p>
            </table:table-cell>
            <table:table-cell table:style-name="Tabla6.A1" office:value-type="string">
              <text:p text:style-name="P68">Estimación de Gasto Anual (€)</text:p>
            </table:table-cell>
            <table:table-cell table:style-name="Tabla6.A1" office:value-type="string">
              <text:p text:style-name="P68">Notas de Justificación</text:p>
            </table:table-cell>
          </table:table-row>
        </table:table-header-rows>
        <table:table-row>
          <table:table-cell table:style-name="Tabla6.A2" office:value-type="currency" office:currency="EUR" office:value="0">
            <text:p text:style-name="P68">Pasarela de Pagos (Stripe/Redsys)</text:p>
          </table:table-cell>
          <table:table-cell table:style-name="Tabla6.A1" office:value-type="string">
            <text:p text:style-name="P70">Variable</text:p>
          </table:table-cell>
          <table:table-cell table:style-name="Tabla6.A1" office:value-type="string">
            <text:p text:style-name="P70">% sobre la transacción</text:p>
          </table:table-cell>
          <table:table-cell table:style-name="Tabla6.A1" office:value-type="string">
            <text:p text:style-name="P69">0 €</text:p>
          </table:table-cell>
          <table:table-cell table:style-name="Tabla6.A1" office:value-type="string">
            <text:p text:style-name="P70">No está incluida en el proyecto de fin de grado (MVP), aunque es una función para la escalabilidad futura (Marketplace completo).</text:p>
          </table:table-cell>
        </table:table-row>
        <table:table-row>
          <table:table-cell table:style-name="Tabla6.A2" office:value-type="currency" office:currency="EUR" office:value="0">
            <text:p text:style-name="P68">APIs de Terceros</text:p>
          </table:table-cell>
          <table:table-cell table:style-name="Tabla6.A1" office:value-type="string">
            <text:p text:style-name="P70">Variable</text:p>
          </table:table-cell>
          <table:table-cell table:style-name="Tabla6.A1" office:value-type="string">
            <text:p text:style-name="P70">Por llamada/mes</text:p>
          </table:table-cell>
          <table:table-cell table:style-name="Tabla6.A1" office:value-type="string">
            <text:p text:style-name="P69">0 €</text:p>
          </table:table-cell>
          <table:table-cell table:style-name="Tabla6.A1" office:value-type="string">
            <text:p text:style-name="P70">Se utilizan herramientas gratuitas. Cualquier coste de CDN/Backups avanzados se contempla como <text:span text:style-name="T61">Extra</text:span> (5-20 €/mes) o incluido en algunos planes.</text:p>
          </table:table-cell>
        </table:table-row>
        <table:table-row>
          <table:table-cell table:style-name="Tabla6.A2" office:value-type="currency" office:currency="EUR" office:value="0">
            <text:p text:style-name="P68">Publicidad Inicial / SEO Básico</text:p>
          </table:table-cell>
          <table:table-cell table:style-name="Tabla6.A1" office:value-type="string">
            <text:p text:style-name="P70">Variable</text:p>
          </table:table-cell>
          <table:table-cell table:style-name="Tabla6.A1" office:value-type="string">
            <text:p text:style-name="P70">Puntual / Mensual</text:p>
          </table:table-cell>
          <table:table-cell table:style-name="Tabla6.A1" office:value-type="string">
            <text:p text:style-name="P69">50 - 150 €</text:p>
          </table:table-cell>
          <table:table-cell table:style-name="Tabla6.A1" office:value-type="string">
            <text:p text:style-name="P70">Coste inicial no recurrente, pero considerado para la presencia online y Google Ads inicial.</text:p>
          </table:table-cell>
        </table:table-row>
        <table:table-row>
          <table:table-cell table:style-name="Tabla6.A2" office:value-type="currency" office:currency="EUR" office:value="0">
            <text:p text:style-name="P68">Total Costes Variables Estimados</text:p>
          </table:table-cell>
          <table:table-cell table:style-name="Tabla6.A1" office:value-type="string">
            <text:p text:style-name="P70">---</text:p>
          </table:table-cell>
          <table:table-cell table:style-name="Tabla6.A1" office:value-type="string">
            <text:p text:style-name="P70">---</text:p>
          </table:table-cell>
          <table:table-cell table:style-name="Tabla6.A1" office:value-type="string">
            <text:p text:style-name="P69">0 €</text:p>
          </table:table-cell>
          <table:table-cell table:style-name="Tabla6.A1" office:value-type="string">
            <text:p text:style-name="P70">En la versión inicial (MVP), no hay costes variables recurrentes significativos.</text:p>
          </table:table-cell>
        </table:table-row>
      </table:table>
      <text:p text:style-name="P74"/>
      <text:h text:style-name="P75" text:outline-level="3"><text:bookmark-start text:name="__RefHeading___Toc2930_492140000"/>2.5. Estudio de Viabilidad Técnica y Económica<text:bookmark-end text:name="__RefHeading___Toc2930_492140000"/></text:h>
      <text:h text:style-name="P76" text:outline-level="4"><text:bookmark-start text:name="__RefHeading___Toc2932_492140000"/>2.5.1. Viabilidad Técnica (Resumen)<text:bookmark-end text:name="__RefHeading___Toc2932_492140000"/></text:h>
      <text:p text:style-name="P77">Se confirma la viabilidad técnica del proyecto. El <text:span text:style-name="T61">stack</text:span> de desarrollo <text:span text:style-name="T60">[Nombre del Stack/Framework elegido: EJ: Laravel/Vue.js]</text:span> es idóneo para gestionar la complejidad y escalabilidad requerida, especialmente en funcionalidades como <text:span text:style-name="T60">[mencionar 2 </text:span><text:soft-page-break/><text:span text:style-name="T60">funcionalidades clave: ej. gestión de la base de datos de pedidos en tiempo real o integración de APIs externas]</text:span>. Se utilizará <text:span text:style-name="T60">[Lenguaje y Versión]</text:span> en el <text:span text:style-name="T61">backend</text:span> y <text:span text:style-name="T60">[Lenguaje y/o Framework]</text:span> en el <text:span text:style-name="T61">frontend</text:span>.</text:p>
      <text:h text:style-name="P76" text:outline-level="4"><text:bookmark-start text:name="__RefHeading___Toc2934_492140000"/>2.5.2. Viabilidad Económica y Financiación<text:bookmark-end text:name="__RefHeading___Toc2934_492140000"/></text:h>
      <text:p text:style-name="P77">El coste operacional total del proyecto asciende a <text:span text:style-name="T60">[Total Costes Fijos Recurrentes + Estimación de Costes Variables]</text:span> al año.</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78"><text:span text:style-name="Strong_20_Emphasis"><text:span text:style-name="T62">Recurso</text:span></text:span></text:p>
            </table:table-cell>
            <table:table-cell table:style-name="Tabla7.A1" office:value-type="string">
              <text:p text:style-name="P78"><text:span text:style-name="Strong_20_Emphasis"><text:span text:style-name="T62">Tipo de Coste</text:span></text:span></text:p>
            </table:table-cell>
            <table:table-cell table:style-name="Tabla7.A1" office:value-type="string">
              <text:p text:style-name="P78"><text:span text:style-name="Strong_20_Emphasis"><text:span text:style-name="T62">Estimación</text:span></text:span></text:p>
            </table:table-cell>
          </table:table-row>
        </table:table-header-rows>
        <table:table-row>
          <table:table-cell table:style-name="Tabla7.A1" office:value-type="string">
            <text:p text:style-name="P79">Recursos Humanos (Coste Inicial de Desarrollo)</text:p>
          </table:table-cell>
          <table:table-cell table:style-name="Tabla7.A1" office:value-type="string">
            <text:p text:style-name="P80">Fijo/Inversión</text:p>
          </table:table-cell>
          <table:table-cell table:style-name="Tabla7.A1" office:value-type="string">
            <text:p text:style-name="P80">[Opcional, pero recomendado: Estimación de X horas a Y €/hora = Z €]</text:p>
          </table:table-cell>
        </table:table-row>
        <table:table-row>
          <table:table-cell table:style-name="Tabla7.A1" office:value-type="string">
            <text:p text:style-name="P79">Coste Operacional Anual Recurrente</text:p>
          </table:table-cell>
          <table:table-cell table:style-name="Tabla7.A1" office:value-type="string">
            <text:p text:style-name="P80">Fijo/Variable</text:p>
          </table:table-cell>
          <table:table-cell table:style-name="Tabla7.A1" office:value-type="string">
            <text:p text:style-name="P79">[Total de Costes Fijos + Variables]</text:p>
          </table:table-cell>
        </table:table-row>
      </table:table>
      <text:p text:style-name="P81"/>
      <text:p text:style-name="P77"><text:span text:style-name="T60">Financiación:</text:span> El proyecto se financiará inicialmente mediante <text:span text:style-name="T60">[EJ: Aportación de capital propio de los promotores o búsqueda de una micro-subvención para digitalización]</text:span>. El modelo de negocio <text:span text:style-name="T60">[EJ: Suscripción para organizadores, comisión por venta, publicidad]</text:span> garantiza que el proyecto pueda recuperar los costes operativos anuales si se alcanza el punto de equilibrio de <text:span text:style-name="T60">[EJ: X ventas/mes o Y suscripciones/añ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1"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1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2"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38"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1-03T12:52:42.133327700</dc:date>
    <meta:editing-duration>PT14M5S</meta:editing-duration>
    <meta:editing-cycles>15</meta:editing-cycles>
    <meta:generator>LibreOffice/25.8.2.2$Windows_X86_64 LibreOffice_project/d401f2107ccab8f924a8e2df40f573aab7605b6f</meta:generator>
    <meta:document-statistic meta:table-count="8" meta:image-count="0" meta:object-count="0" meta:page-count="16" meta:paragraph-count="399" meta:word-count="3463" meta:character-count="22276" meta:non-whitespace-character-count="18861"/>
  </office:meta>
</office:document-meta>
</file>